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2024-03-20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4328" calcext:value-type="float">
            <text:p>113.1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2022-10-27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8008" calcext:value-type="float">
            <text:p>104.4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2020-02-2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2017-10-1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2016-10-1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42256" calcext:value-type="float">
            <text:p>106.44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201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201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1624" calcext:value-type="float">
            <text:p>96.0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200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200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200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200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200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9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9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9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9096" calcext:value-type="float">
            <text:p>50.6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9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9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9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8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8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8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8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8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8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7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7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7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7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7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6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6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6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1032" calcext:value-type="float">
            <text:p>47.8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6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6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5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57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57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5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5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5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5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5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5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4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4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4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47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4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4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4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4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4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4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4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4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4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3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42801</text:p>
          </table:table-cell>
          <table:table-cell office:value-type="string" calcext:value-type="string">
            <text:p>192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76" meta:object-count="0"/>
    <meta:user-defined meta:name="AppVersion">3.0</meta:user-defined>
  </office:meta>
</office:document-meta>
</file>